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909cm" fo:break-before="auto" style:use-optimal-row-height="true"/>
    </style:style>
    <style:style style:name="ro11" style:family="table-row">
      <style:table-row-properties style:row-height="3.369cm" fo:break-before="auto" style:use-optimal-row-height="true"/>
    </style:style>
    <style:style style:name="ro12" style:family="table-row">
      <style:table-row-properties style:row-height="3.38cm" fo:break-before="auto" style:use-optimal-row-height="true"/>
    </style:style>
    <style:style style:name="ro13" style:family="table-row">
      <style:table-row-properties style:row-height="2.409cm" fo:break-before="auto" style:use-optimal-row-height="true"/>
    </style:style>
    <style:style style:name="ro14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1.43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 style:font-name-complex="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Emitir Lista Frequência</text:p>
          </table:table-cell>
          <table:table-cell table:style-name="ce20" office:value-type="string" calcext:value-type="string">
            <text:p>RETORNAR</text:p>
          </table:table-cell>
          <table:table-cell table:style-name="ce20" office:value-type="string" calcext:value-type="string">
            <text:p>TC_008_01</text:p>
          </table:table-cell>
          <table:table-cell table:style-name="ce23" office:value-type="string" calcext:value-type="string">
            <text:p>Emitir Lista de Frequência corretamente.</text:p>
          </table:table-cell>
          <table:table-cell table:style-name="ce23" office:value-type="string" calcext:value-type="string">
            <text:p><text:span text:style-name="T1">1. Coordenador seleciona Frequência</text:span></text:p>
            <text:p><text:span text:style-name="T1">2. </text:span><text:span text:style-name="T1">Coordenador</text:span><text:span text:style-name="T1"> preenche todos os campos corretamente </text:span><text:span text:style-name="T1">da seleção de turma.</text:span></text:p>
            <text:p><text:span text:style-name="T1">3. </text:span><text:span text:style-name="T1">Coordenador</text:span><text:span text:style-name="T1"> seleciona a turma</text:span></text:p>
            <text:p><text:span text:style-name="T1">4. </text:span><text:span text:style-name="T1">Coordenador</text:span><text:span text:style-name="T1"> seleciona Emitir Frequência</text:span></text:p>
            <text:p/>
          </table:table-cell>
          <table:table-cell table:style-name="ce23" office:value-type="string" calcext:value-type="string">
            <text:p>Um documento com a frequência dos estagiários cadastrados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Emitir Lista Frequência</text:p>
          </table:table-cell>
          <table:table-cell table:style-name="ce20" office:value-type="string" calcext:value-type="string">
            <text:p>RETORNAR</text:p>
          </table:table-cell>
          <table:table-cell table:style-name="ce20" office:value-type="string" calcext:value-type="string">
            <text:p>TC_008_02</text:p>
          </table:table-cell>
          <table:table-cell table:style-name="ce23" office:value-type="string" calcext:value-type="string">
            <text:p>Inserir dados inválidos na seleção da turma para emissão da frequência.</text:p>
          </table:table-cell>
          <table:table-cell table:style-name="ce23" office:value-type="string" calcext:value-type="string">
            <text:p><text:span text:style-name="T1">1. </text:span><text:span text:style-name="T1">Coordenador</text:span><text:span text:style-name="T1"> seleciona Frequência</text:span></text:p>
            <text:p><text:span text:style-name="T1">2. </text:span><text:span text:style-name="T1">Coordenador</text:span><text:span text:style-name="T1"> preenche o ano com caracteres inválidos.</text:span></text:p>
            <text:p><text:span text:style-name="T1">3. </text:span><text:span text:style-name="T1">Coordenador seleciona as opções de turma.</text:span></text:p>
            <text:p><text:span text:style-name="T1">4. </text:span><text:span text:style-name="T1">Coordenador</text:span><text:span text:style-name="T1"> seleciona Emitir Frequência</text:span></text:p>
            <text:p/>
          </table:table-cell>
          <table:table-cell table:style-name="ce23" office:value-type="string" calcext:value-type="string">
            <text:p>O sistema não permite a inserção de caracteres <text:s/>inválidos no campo ano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Emitir Lista Frequência</text:p>
          </table:table-cell>
          <table:table-cell table:style-name="ce20" office:value-type="string" calcext:value-type="string">
            <text:p>RETORNAR</text:p>
          </table:table-cell>
          <table:table-cell table:style-name="ce20" office:value-type="string" calcext:value-type="string">
            <text:p>TC_008_03</text:p>
          </table:table-cell>
          <table:table-cell table:style-name="ce23" office:value-type="string" calcext:value-type="string">
            <text:p>Alterar dados da turma antes de emitir a frequência.</text:p>
          </table:table-cell>
          <table:table-cell table:style-name="ce23" office:value-type="string" calcext:value-type="string">
            <text:p><text:span text:style-name="T1">1. </text:span><text:span text:style-name="T1">Coordenador</text:span><text:span text:style-name="T1"> seleciona Frequência</text:span></text:p>
            <text:p><text:span text:style-name="T1">2. </text:span><text:span text:style-name="T1"> Coordenador preenche todos os campos corretamente da seleção de turma.</text:span></text:p>
            <text:p><text:span text:style-name="T1">3. </text:span><text:span text:style-name="T1">Coordenador altera os dados da seleção da turma.</text:span></text:p>
            <text:p><text:span text:style-name="T1">4. </text:span><text:span text:style-name="T1">Coordenador</text:span><text:span text:style-name="T1"> seleciona Emitir Frequência</text:span></text:p>
            <text:p/>
          </table:table-cell>
          <table:table-cell table:style-name="ce23" office:value-type="string" calcext:value-type="string">
            <text:p>O sistema emite a frequência da turma com os últimos dados selecionados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Emitir Lista Frequência</text:p>
          </table:table-cell>
          <table:table-cell table:style-name="ce20" office:value-type="string" calcext:value-type="string">
            <text:p>RETORNAR</text:p>
          </table:table-cell>
          <table:table-cell table:style-name="ce20" office:value-type="string" calcext:value-type="string">
            <text:p>TC_008_04</text:p>
          </table:table-cell>
          <table:table-cell table:style-name="ce23" office:value-type="string" calcext:value-type="string">
            <text:p>Alterar com dados inválidos a turma antes de emitir a frequência.</text:p>
          </table:table-cell>
          <table:table-cell table:style-name="ce23" office:value-type="string" calcext:value-type="string">
            <text:p><text:span text:style-name="T1">1. </text:span><text:span text:style-name="T1">Coordenador</text:span><text:span text:style-name="T1"> seleciona Frequência</text:span></text:p>
            <text:p><text:span text:style-name="T1">2. </text:span><text:span text:style-name="T1"> Coordenador preenche todos os campos corretamente da seleção de turma.</text:span></text:p>
            <text:p><text:span text:style-name="T1">3. </text:span><text:span text:style-name="T1">Coordenador altera os dados da seleção da turma com dados inválidos.</text:span></text:p>
            <text:p><text:span text:style-name="T1">4. </text:span><text:span text:style-name="T1">Coordenador</text:span><text:span text:style-name="T1"> seleciona Emitir Frequência</text:span></text:p>
            <text:p/>
          </table:table-cell>
          <table:table-cell table:style-name="ce23" office:value-type="string" calcext:value-type="string">
            <text:p>O sistema não permite a emissão da frequência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Emitir Lista Frequência</text:p>
          </table:table-cell>
          <table:table-cell table:style-name="ce20" office:value-type="string" calcext:value-type="string">
            <text:p>RETORNAR</text:p>
          </table:table-cell>
          <table:table-cell table:style-name="ce20" office:value-type="string" calcext:value-type="string">
            <text:p>TC_008_05</text:p>
          </table:table-cell>
          <table:table-cell table:style-name="ce23" office:value-type="string" calcext:value-type="string">
            <text:p>Deixar dados da seleção de turma em branco.</text:p>
          </table:table-cell>
          <table:table-cell table:style-name="ce23" office:value-type="string" calcext:value-type="string">
            <text:p><text:span text:style-name="T1">1. Coordenador seleciona Frequência</text:span></text:p>
            <text:p><text:span text:style-name="T1">2. </text:span><text:span text:style-name="T1">Coordenador deixa</text:span><text:span text:style-name="T1"> os campos em branco da seleção de turma</text:span></text:p>
            <text:p><text:span text:style-name="T1">3. </text:span><text:span text:style-name="T1">Coordenador</text:span><text:span text:style-name="T1"> seleciona Emitir Frequência</text:span></text:p>
            <text:p/>
          </table:table-cell>
          <table:table-cell table:style-name="ce23" office:value-type="string" calcext:value-type="string">
            <text:p>O sistema não permite a emissão da frequência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4" table:number-rows-repeated="9">
          <table:table-cell table:style-name="ce16"/>
          <table:table-cell table:style-name="ce20" table:number-columns-repeated="3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table:number-columns-repeated="3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4">
          <table:table-cell table:style-name="ce16"/>
          <table:table-cell table:style-name="ce20" table:number-columns-repeated="3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09:38:31.0322387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7T10:27:27.927864259</dc:date>
    <meta:editing-duration>PT3H12M54S</meta:editing-duration>
    <meta:editing-cycles>16</meta:editing-cycles>
    <meta:document-statistic meta:table-count="4" meta:cell-count="79" meta:object-count="0"/>
  </office:meta>
</office:document-meta>
</file>